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Helvetica Neue',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193in" fo:border="0.06pt solid #d9d9e3"/>
      <style:text-properties officeooo:rsid="0018f58c" officeooo:paragraph-rsid="0018f58c" loext:padding="0.0193in" loext:border="0.06pt solid #d9d9e3"/>
    </style:style>
    <style:style style:name="P2" style:family="paragraph" style:parent-style-name="Text_20_body">
      <style:paragraph-properties fo:padding="0.0193in" fo:border="0.06pt solid #d9d9e3"/>
      <style:text-properties loext:padding="0.0193in" loext:border="0.06pt solid #d9d9e3"/>
    </style:style>
    <style:style style:name="P3" style:family="paragraph" style:parent-style-name="Text_20_body">
      <style:paragraph-properties fo:margin-top="0in" fo:margin-bottom="0in" style:contextual-spacing="false"/>
      <style:text-properties loext:padding="0.0193in" loext:border="0.06pt solid #d9d9e3"/>
    </style:style>
    <style:style style:name="P4" style:family="paragraph" style:parent-style-name="Text_20_body">
      <style:paragraph-properties fo:padding="0.0193in" fo:border="0.06pt solid #d9d9e3"/>
      <style:text-properties officeooo:paragraph-rsid="0018f58c" loext:padding="0.0193in" loext:border="0.06pt solid #d9d9e3"/>
    </style:style>
    <style:style style:name="P5" style:family="paragraph" style:parent-style-name="Text_20_body">
      <style:paragraph-properties fo:padding="0.0193in" fo:border="0.06pt solid #d9d9e3"/>
      <style:text-properties officeooo:paragraph-rsid="0019369b"/>
    </style:style>
    <style:style style:name="P6" style:family="paragraph" style:parent-style-name="Text_20_body">
      <style:text-properties officeooo:paragraph-rsid="0019369b"/>
    </style:style>
    <style:style style:name="T1" style:family="text">
      <style:text-properties officeooo:rsid="0018f58c"/>
    </style:style>
    <style:style style:name="T2" style:family="text">
      <style:text-properties officeooo:rsid="0018f58c" loext:padding="0.0193in" loext:border="0.06pt solid #d9d9e3"/>
    </style:style>
    <style:style style:name="T3" style:family="text">
      <style:text-properties style:text-underline-style="solid" style:text-underline-type="double" style:text-underline-width="auto" style:text-underline-color="font-color" officeooo:rsid="0018f58c"/>
    </style:style>
    <style:style style:name="T4" style:family="text">
      <style:text-properties style:text-underline-style="none" officeooo:rsid="0018f58c"/>
    </style:style>
    <style:style style:name="T5" style:family="text">
      <style:text-properties fo:font-variant="normal" fo:text-transform="none" fo:color="#2d2d2d" loext:opacity="100%" style:font-name="Noto Sans" fo:font-size="10.5pt" fo:letter-spacing="normal" fo:font-style="normal" style:text-underline-style="solid" style:text-underline-type="double" style:text-underline-width="auto" style:text-underline-color="font-color" fo:font-weight="normal" officeooo:rsid="0018f58c"/>
    </style:style>
    <style:style style:name="T6" style:family="text">
      <style:text-properties fo:font-variant="normal" fo:text-transform="none" fo:color="#2d2d2d" loext:opacity="100%" style:font-name="Noto Sans" fo:font-size="10.5pt" fo:letter-spacing="normal" fo:font-style="normal" fo:font-weight="normal"/>
    </style:style>
    <style:style style:name="T7" style:family="text">
      <style:text-properties loext:padding="0.0193in" loext:border="0.06pt solid #d9d9e3"/>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Siham Essaji</text:span> </text:p>
      <text:p text:style-name="P1">blackbutlersiham2001@gmail.com</text:p>
      <text:p text:style-name="P1">Marrakech</text:p>
      <text:p text:style-name="P1">+212 7 72 19 81 11</text:p>
      <text:p text:style-name="P1">Pyxicom</text:p>
      <text:p text:style-name="P2">Dear Hiring Manager,</text:p>
      <text:p text:style-name="P2">I am writing to express my interest in the backend developer internship position at <text:span text:style-name="T1">Pyxicom</text:span>, as advertised. With a strong foundation in Django, RabbitMQ, and Celery, I am eager to contribute my skills and passion for backend development to your dynamic team.</text:p>
      <text:p text:style-name="P2">Throughout my academic studies and personal projects, I have gained hands-on experience in designing, implementing, and maintaining scalable and efficient backend systems. My proficiency in Django has allowed me to develop robust web applications, while my experience with RabbitMQ and Celery has enhanced my ability to create responsive and high-performance backend solutions.</text:p>
      <text:p text:style-name="P2">While I am not yet an expert in PostgreSQL, I am enthusiastic about the opportunity to further develop my skills in database management. I am confident in my ability to quickly learn and adapt, and I am excited about the prospect of contributing to the innovative and forward-thinking culture of <text:span text:style-name="T1">Pyxicom</text:span>.</text:p>
      <text:p text:style-name="P2">What sets me apart is not only my technical skills but also my commitment to collaborative teamwork. I am confident in my ability to work seamlessly with cross-functional teams to deliver high-quality solutions that meet and exceed client expectations. My proactive approach to problem-solving and my dedication to staying abreast of emerging technologies make me a well-rounded candidate for this internship.</text:p>
      <text:p text:style-name="P2">Enclosed with this letter is my resume, which provides additional details about my educational background, skills, and relevant experiences. I am enthusiastic about the prospect of contributing to the success of <text:span text:style-name="T1">Pyxicom </text:span>and am available at your earliest convenience for an interview.</text:p>
      <text:p text:style-name="P2">Thank you for considering my application. I look forward to the possibility of discussing how my skills and experiences align with the goals of your team.</text:p>
      <text:p text:style-name="P2">Sincerely,</text:p>
      <text:p text:style-name="P1">Siham Essaji</text:p>
      <text:p text:style-name="P3"/>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svg:font-family="'Noto Sans', 'Helvetica Neue', Helvetica, Arial, sans-serif"/>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8T13:18:41.850843706</meta:creation-date>
    <dc:date>2023-12-28T13:32:50.858213217</dc:date>
    <meta:editing-duration>PT9M11S</meta:editing-duration>
    <meta:editing-cycles>2</meta:editing-cycles>
    <meta:generator>LibreOffice/7.5.9.2$Linux_X86_64 LibreOffice_project/50$Build-2</meta:generator>
    <meta:document-statistic meta:table-count="0" meta:image-count="0" meta:object-count="0" meta:page-count="1" meta:paragraph-count="14" meta:word-count="291" meta:character-count="1904" meta:non-whitespace-character-count="1626"/>
  </office:meta>
</office:document-meta>
</file>